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903" officeooo:paragraph-rsid="00122903"/>
    </style:style>
    <style:style style:name="P2" style:family="paragraph" style:parent-style-name="Header">
      <style:text-properties officeooo:rsid="00122903" officeooo:paragraph-rsid="00122903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1</text:p>
      <text:p text:style-name="Standard">INPUT:</text:p>
      <text:p text:style-name="Standard">#printing name</text:p>
      <text:p text:style-name="Standard">print("aounathyakrao")</text:p>
      <text:p text:style-name="Standard"><text:s/></text:p>
      <text:p text:style-name="Standard">OUTPUT:</text:p>
      <text:p text:style-name="Standard">aounathyakrao</text:p>
      <text:p text:style-name="Standard"/>
      <text:p text:style-name="Standard">PROGRAM 2</text:p>
      <text:p text:style-name="Standard">INPUT</text:p>
      <text:p text:style-name="Standard">#printing about college</text:p>
      <text:p text:style-name="Standard">print("cmr is a university, it is a prestigious institution. Handles with engineering with various branches like ece, civils, csc, mechanical ") </text:p>
      <text:p text:style-name="Standard"/>
      <text:p text:style-name="Standard">OUTPUT</text:p>
      <text:p text:style-name="Standard">cmr is a university, it is a prestigious institution. Handles with engineering with various branches like ece, civils, csc, mechanical </text:p>
      <text:p text:style-name="Standard"/>
      <text:p text:style-name="Standard">PROGRAM 3</text:p>
      <text:p text:style-name="Standard">INPUT</text:p>
      <text:p text:style-name="Standard">#printing the values</text:p>
      <text:p text:style-name="Standard">a=30</text:p>
      <text:p text:style-name="Standard">b=60</text:p>
      <text:p text:style-name="Standard">print("value of a is:")</text:p>
      <text:p text:style-name="Standard">print (a)</text:p>
      <text:p text:style-name="Standard">print("value of b is:")</text:p>
      <text:p text:style-name="Standard">print (b)</text:p>
      <text:p text:style-name="Standard">print (a+b)</text:p>
      <text:p text:style-name="Standard"/>
      <text:p text:style-name="Standard">OUTPUT</text:p>
      <text:p text:style-name="Standard">value of a is:</text:p>
      <text:p text:style-name="Standard">30</text:p>
      <text:p text:style-name="Standard">value of b is:</text:p>
      <text:p text:style-name="Standard">60</text:p>
      <text:p text:style-name="Standard">90</text:p>
      <text:p text:style-name="Standard"/>
      <text:p text:style-name="Standard">PROGRAM 4</text:p>
      <text:p text:style-name="Standard">INPUT</text:p>
      <text:p text:style-name="Standard">#printing the values</text:p>
      <text:p text:style-name="Standard">a=40</text:p>
      <text:p text:style-name="Standard">b=20</text:p>
      <text:p text:style-name="Standard">c=30</text:p>
      <text:p text:style-name="Standard">print("value of a is:")</text:p>
      <text:p text:style-name="Standard">print(a)</text:p>
      <text:p text:style-name="Standard">print("value of b is:")</text:p>
      <text:p text:style-name="Standard">print(b)</text:p>
      <text:p text:style-name="Standard">print("value of c is:")</text:p>
      <text:p text:style-name="Standard">result=a-b-c</text:p>
      <text:p text:style-name="Standard">print("substraction of ",a,b ,"and ",c ,"is",result)</text:p>
      <text:p text:style-name="Standard"/>
      <text:p text:style-name="Standard">OUTPUT</text:p>
      <text:p text:style-name="Standard">value of a is:</text:p>
      <text:p text:style-name="Standard">40</text:p>
      <text:p text:style-name="Standard">value of b is:</text:p>
      <text:p text:style-name="Standard">20</text:p>
      <text:p text:style-name="Standard"><text:soft-page-break/>value of c is:</text:p>
      <text:p text:style-name="Standard">substraction of <text:s/>40 20 and <text:s/>30 is -10</text:p>
      <text:p text:style-name="Standard"/>
      <text:p text:style-name="Standard">PROGRAM 5</text:p>
      <text:p text:style-name="P1">INPUT</text:p>
      <text:p text:style-name="Standard">a=30</text:p>
      <text:p text:style-name="Standard">b=5</text:p>
      <text:p text:style-name="Standard">c=10</text:p>
      <text:p text:style-name="Standard">print("value of a is")</text:p>
      <text:p text:style-name="Standard">print(a)</text:p>
      <text:p text:style-name="Standard">print("value of b is")</text:p>
      <text:p text:style-name="Standard">print(b)</text:p>
      <text:p text:style-name="Standard">print("value of c is") </text:p>
      <text:p text:style-name="Standard">result=a*b*c</text:p>
      <text:p text:style-name="Standard">print("multiplicatoin of",a,b,"and",c,"is",result)</text:p>
      <text:p text:style-name="Standard"/>
      <text:p text:style-name="Standard">OUTPUT</text:p>
      <text:p text:style-name="Standard">the value of a is</text:p>
      <text:p text:style-name="Standard">30</text:p>
      <text:p text:style-name="Standard">the value of b is</text:p>
      <text:p text:style-name="Standard">5</text:p>
      <text:p text:style-name="Standard">the value of c is</text:p>
      <text:p text:style-name="Standard">multiplication of 30 5 and 10 is 1500</text:p>
      <text:p text:style-name="Standard"/>
      <text:p text:style-name="Standard">PROGRAM 6</text:p>
      <text:p text:style-name="Standard">INPUT</text:p>
      <text:p text:style-name="Standard">#division </text:p>
      <text:p text:style-name="Standard">a=30</text:p>
      <text:p text:style-name="Standard">b=5</text:p>
      <text:p text:style-name="Standard">c=10</text:p>
      <text:p text:style-name="Standard">print("value of a is")</text:p>
      <text:p text:style-name="Standard">print(a)</text:p>
      <text:p text:style-name="Standard">print("value of b is")</text:p>
      <text:p text:style-name="Standard">print(b)</text:p>
      <text:p text:style-name="Standard">print("value of c is") </text:p>
      <text:p text:style-name="Standard">result=a/b/c</text:p>
      <text:p text:style-name="Standard">print("division of",a,b,"and",c,"is",result)</text:p>
      <text:p text:style-name="Standard"/>
      <text:p text:style-name="Standard">OUTPUT</text:p>
      <text:p text:style-name="Standard">value of a is</text:p>
      <text:p text:style-name="Standard">30</text:p>
      <text:p text:style-name="Standard">value of b is</text:p>
      <text:p text:style-name="Standard">5</text:p>
      <text:p text:style-name="Standard">value of c is</text:p>
      <text:p text:style-name="Standard">division of 30 5 and 10 is 0.6</text:p>
      <text:p text:style-name="Standard"/>
      <text:p text:style-name="Standard">PROGRAM7</text:p>
      <text:p text:style-name="Standard">INPUT</text:p>
      <text:p text:style-name="Standard">#PRINTING GRADES</text:p>
      <text:p text:style-name="Standard">x=int(input("enter the value of x:"))</text:p>
      <text:p text:style-name="Standard">if(x&gt;=90):</text:p>
      <text:p text:style-name="Standard"><text:tab/>print("grade S")</text:p>
      <text:p text:style-name="Standard">elif(x&gt;=70):</text:p>
      <text:p text:style-name="Standard"><text:tab/>print("grade A")</text:p>
      <text:p text:style-name="Standard">elif(x&gt;=60):</text:p>
      <text:p text:style-name="Standard"><text:soft-page-break/><text:tab/>print("grade B")</text:p>
      <text:p text:style-name="Standard">elif(x&gt;=50):</text:p>
      <text:p text:style-name="Standard"><text:tab/>print("grade C")</text:p>
      <text:p text:style-name="Standard">elif(x&lt;=40):</text:p>
      <text:p text:style-name="Standard"><text:tab/>print("fail")<text:tab/></text:p>
      <text:p text:style-name="Standard"/>
      <text:p text:style-name="Standard">OUTPUT</text:p>
      <text:p text:style-name="Standard">enter the value of x:90</text:p>
      <text:p text:style-name="Standard">grade S</text:p>
      <text:p text:style-name="Standard">enter the value of x:78 <text:s/></text:p>
      <text:p text:style-name="Standard">grade A</text:p>
      <text:p text:style-name="Standard">enter the value of x:60</text:p>
      <text:p text:style-name="Standard">grade B</text:p>
      <text:p text:style-name="Standard">enter the value of x:60</text:p>
      <text:p text:style-name="Standard">grade C</text:p>
      <text:p text:style-name="Standard">enter the value of x:20</text:p>
      <text:p text:style-name="Standard">fail</text:p>
      <text:p text:style-name="Standard"/>
      <text:p text:style-name="Standard">PROGRAM 8</text:p>
      <text:p text:style-name="Standard">INPUT</text:p>
      <text:p text:style-name="Standard">#mathematical operation</text:p>
      <text:p text:style-name="Standard">x=int(input("enter a number:"))</text:p>
      <text:p text:style-name="Standard">y=int(input("enter another number:"))</text:p>
      <text:p text:style-name="Standard">print(x,"+",y,"=",x+y)</text:p>
      <text:p text:style-name="Standard">print(x,"-",y,"=",x-y)</text:p>
      <text:p text:style-name="Standard">print(x,"*",y,"=",x*y)</text:p>
      <text:p text:style-name="Standard">print(x,"/",y,"=",x/y)</text:p>
      <text:p text:style-name="Standard">print(x,"//",y,"=",x//y)</text:p>
      <text:p text:style-name="Standard">print(x,"%",y,"=",x%y)</text:p>
      <text:p text:style-name="Standard">print(x,"**",y,"=",x**y)</text:p>
      <text:p text:style-name="Standard"/>
      <text:p text:style-name="Standard">OUTPUT</text:p>
      <text:p text:style-name="Standard">enter a number:20</text:p>
      <text:p text:style-name="Standard">enter another number:2</text:p>
      <text:p text:style-name="Standard">20 + 2 = 22</text:p>
      <text:p text:style-name="Standard">20 - 2 = 18</text:p>
      <text:p text:style-name="Standard">20 * 2 = 40</text:p>
      <text:p text:style-name="Standard">20 / 2 = 10.0</text:p>
      <text:p text:style-name="Standard">20 // 2 = 10</text:p>
      <text:p text:style-name="Standard">20 % 2 = 0</text:p>
      <text:p text:style-name="Standard">20 ** 2 = 400</text:p>
      <text:p text:style-name="Standard"/>
      <text:p text:style-name="Standard">PROGRAM 9</text:p>
      <text:p text:style-name="Standard">INPUT </text:p>
      <text:p text:style-name="Standard">x=int(input("enter a number"))</text:p>
      <text:p text:style-name="Standard">y=int(input("enter another number"))</text:p>
      <text:p text:style-name="Standard">if(x&gt;y):</text:p>
      <text:p text:style-name="Standard"><text:tab/>print("x is greater than y")</text:p>
      <text:p text:style-name="Standard">else:</text:p>
      <text:p text:style-name="Standard"><text:tab/>print("x is less than y")</text:p>
      <text:p text:style-name="Standard"/>
      <text:p text:style-name="Standard">OUTPUT </text:p>
      <text:p text:style-name="Standard">enter a number20</text:p>
      <text:p text:style-name="Standard">enter another number30</text:p>
      <text:p text:style-name="Standard">x is less than y</text:p>
      <text:p text:style-name="Standard"><text:soft-page-break/>enter a number45</text:p>
      <text:p text:style-name="Standard">enter another number2</text:p>
      <text:p text:style-name="Standard">x is greater than y</text:p>
      <text:p text:style-name="Standard"/>
      <text:p text:style-name="Standard">PROGRAM 10</text:p>
      <text:p text:style-name="Standard">INPUT</text:p>
      <text:p text:style-name="Standard">#printing while loop</text:p>
      <text:p text:style-name="Standard">i=1</text:p>
      <text:p text:style-name="Standard">while i&lt;=10:</text:p>
      <text:p text:style-name="Standard"><text:tab/>print(i)</text:p>
      <text:p text:style-name="Standard"><text:tab/>i=i+1 </text:p>
      <text:p text:style-name="Standard"/>
      <text:p text:style-name="Standard">OUTPU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2903" officeooo:paragraph-rsid="00122903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GRAMING WITH PYTHON <text:s text:c="4"/></text:span><text:s text:c="51"/>Aounathya K Ra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37:18.700390216</meta:creation-date>
    <dc:date>2018-09-26T15:41:45.995424368</dc:date>
    <meta:editing-duration>PT4M27S</meta:editing-duration>
    <meta:editing-cycles>1</meta:editing-cycles>
    <meta:document-statistic meta:table-count="0" meta:image-count="0" meta:object-count="0" meta:page-count="4" meta:paragraph-count="169" meta:word-count="429" meta:character-count="2548" meta:non-whitespace-character-count="2209"/>
    <meta:generator>LibreOffice/6.0.3.2$Linux_X86_64 LibreOffice_project/00m0$Build-2</meta:generator>
  </office:meta>
</office:document-meta>
</file>